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OstrichSansBlack" svg:font-family="OstrichSansBlack,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in" fo:margin-right="0in" fo:margin-top="0in" fo:margin-bottom="0.2189in" fo:orphans="2" fo:widows="2" fo:text-indent="0in" style:auto-text-indent="false"/>
      <style:text-properties fo:font-variant="normal" fo:text-transform="none" fo:color="#787878" style:font-name="Helvetica Neue" fo:font-size="10.5pt" fo:letter-spacing="normal" fo:font-style="normal" fo:font-weight="normal"/>
    </style:style>
    <style:style style:name="P4" style:family="paragraph" style:parent-style-name="Text_20_body" style:list-style-name="L1">
      <style:paragraph-properties fo:margin-left="0in" fo:margin-right="0in" fo:margin-top="0in" fo:margin-bottom="0.2189in" style:line-height-at-least="0.2189in" fo:orphans="2" fo:widows="2" fo:text-indent="0in" style:auto-text-indent="false" fo:padding="0in" fo:border="none"/>
    </style:style>
    <style:style style:name="P5" style:family="paragraph" style:parent-style-name="Text_20_body">
      <style:paragraph-properties fo:margin-left="0in" fo:margin-right="0in" fo:margin-top="0.0937in" fo:margin-bottom="0.0937in" style:line-height-at-least="0.3126in" fo:orphans="2" fo:widows="2" fo:text-indent="0in" style:auto-text-indent="false"/>
    </style:style>
    <style:style style:name="P6" style:family="paragraph" style:parent-style-name="Text_20_body" style:list-style-name="L1">
      <style:paragraph-properties fo:margin-top="0in" fo:margin-bottom="0.2189in" style:line-height-at-least="0.2189in" fo:orphans="2" fo:widows="2" fo:padding="0in" fo:border="none"/>
    </style:style>
    <style:style style:name="P7" style:family="paragraph" style:parent-style-name="Heading_20_3">
      <style:paragraph-properties fo:margin-left="0in" fo:margin-right="0in" fo:margin-top="0.0937in" fo:margin-bottom="0.0937in" style:line-height-at-least="0.3126in" fo:orphans="2" fo:widows="2" fo:text-indent="0in" style:auto-text-indent="false"/>
      <style:text-properties fo:font-variant="normal" fo:text-transform="none" fo:color="#545454" style:font-name="OstrichSansBlack" fo:font-size="22.5pt" fo:letter-spacing="normal" fo:font-style="normal" fo:font-weight="normal"/>
    </style:style>
    <style:style style:name="T1" style:family="text">
      <style:text-properties fo:font-variant="normal" fo:text-transform="none" fo:color="#007fe6" style:text-line-through-style="none" style:font-name="Helvetica Neue" fo:font-size="10.5pt" fo:letter-spacing="normal" fo:font-style="normal" style:text-underline-style="none" fo:font-weight="normal" style:text-blinking="false"/>
    </style:style>
    <style:style style:name="T2" style:family="text">
      <style:text-properties fo:font-variant="normal" fo:text-transform="none" fo:color="#787878" style:font-name="Helvetica Neue" fo:font-size="10.5pt" fo:letter-spacing="normal" fo:font-style="normal" fo:font-weight="normal"/>
    </style:style>
    <style:style style:name="T3" style:family="text">
      <style:text-properties fo:font-variant="normal" fo:text-transform="none" fo:color="#787878" fo:letter-spacing="normal"/>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a xlink:type="simple" xlink:href="http://www.openwebanalytics.com/" office:target-frame-name="_blank" xlink:show="new" text:style-name="Internet_20_link" text:visited-style-name="Visited_20_Internet_20_Link"><text:span text:style-name="T1">Open Web Analytics</text:span></text:a><text:span text:style-name="T3"> </text:span><text:span text:style-name="T2">is an open source web analytics platform that you can use to track and analyze how people use your websites and applications. Its main reporting and analytics dashboard is similar to Google Analytics including visitor tracking across web pages, heat maps, geo-location, click-stream reporting, custom actions, search terms, returning visitors, and DOM element tracking.</text:span> </text:p>
      <text:p text:style-name="P1"/>
      <text:p text:style-name="P1"/>
      <text:p text:style-name="P1"><text:a xlink:type="simple" xlink:href="http://clicky.com/" office:target-frame-name="_blank" xlink:show="new" text:style-name="Internet_20_link" text:visited-style-name="Visited_20_Internet_20_Link"><text:span text:style-name="T1">Clicky</text:span></text:a><text:span text:style-name="T3"> </text:span><text:span text:style-name="T2">is a freemium web analytics platform that allows you to see all of your analytics data in real-time. You get data on individual visitors and actions, heatmaps, uptime monitoring, alerts, and much more. They even have a </text:span><text:a xlink:type="simple" xlink:href="http://clicky.com/compare/" office:target-frame-name="_blank" xlink:show="new" text:style-name="Internet_20_link" text:visited-style-name="Visited_20_Internet_20_Link"><text:span text:style-name="T1">comparison chart</text:span></text:a><text:span text:style-name="T3"> </text:span><text:span text:style-name="T2">of their analytics vs. Google Analytics and additional competitors. Pricing is free for websites with under 3,000 daily visitors, and starts at $9.99 per month for more active websites.</text:span> </text:p>
      <text:p text:style-name="P1"/>
      <text:p text:style-name="P1"/>
      <text:p text:style-name="P1"/>
      <text:p text:style-name="P1"><text:a xlink:type="simple" xlink:href="http://www.w3counter.com/" office:target-frame-name="_blank" xlink:show="new" text:style-name="Internet_20_link" text:visited-style-name="Visited_20_Internet_20_Link"><text:span text:style-name="T1">W3Counter</text:span></text:a><text:span text:style-name="T3"> </text:span><text:span text:style-name="T2">is a freemium web analytics platform that allows you to add their confer or badge to their website to see where your visitors come from, how they use your site, and which pages they love the most. They also have 20 real-time reports for various web stats. Pricing is free for websites with under 5,000 views per day.</text:span> </text:p>
      <text:p text:style-name="P1"/>
      <text:p text:style-name="P1"/>
      <text:p text:style-name="P1"/>
      <text:p text:style-name="P2"><text:a xlink:type="simple" xlink:href="http://statcounter.com/" office:target-frame-name="_blank" xlink:show="new" text:style-name="Internet_20_link" text:visited-style-name="Visited_20_Internet_20_Link"><text:span text:style-name="T1">StatCounter</text:span></text:a><text:span text:style-name="T2"> is a freemium web analytics platform that allows you to monitor visitor activity in realtime. You can learn about your visitor’s entry pages, exit pages, keyword analysis, download activity, location, tech stats (browser, ISP, O.S., resolution, and more), returning vs. new visits, and popular pages. This platform is free for websites with up to 250,000 pageloads per month. Pricing for larger sites starts at $5 per month.</text:span></text:p>
      <text:p text:style-name="P5"><text:a xlink:type="simple" xlink:href="http://haveamint.com/" office:target-frame-name="_blank" xlink:show="new" text:style-name="Internet_20_link" text:visited-style-name="Visited_20_Internet_20_Link"><text:span text:style-name="T1">Mint</text:span></text:a><text:span text:style-name="T3"> </text:span><text:span text:style-name="T2">is a premium web analytics platform that helps you identify where the most interest is being generated and over what on your website. You will get a break down of visit activity, referrers, searches, most popular pages, recently accessed content, feed subscription patterns, technology versions, and areas to target your most important content based on visitor’s resolution. Pricing starts at at one-time fee of $30 per site.</text:span> </text:p>
      <text:p text:style-name="P5"/>
      <text:p text:style-name="P5"/>
      <text:p text:style-name="P5"/>
      <text:p text:style-name="P5"><text:a xlink:type="simple" xlink:href="http://get.gaug.es/" office:target-frame-name="_blank" xlink:show="new" text:style-name="Internet_20_link" text:visited-style-name="Visited_20_Internet_20_Link"><text:span text:style-name="T1">Gauges</text:span></text:a><text:span text:style-name="T3"> </text:span><text:span text:style-name="T2">is a premium web analytics platform that collects and analyzes web traffic for your websites in real time. You’ll get actionable metrics that answer the questions how much, where from, and where to. Pricing starts at $6 per month.</text:span> </text:p>
      <text:p text:style-name="P5"/>
      <text:p text:style-name="P5"><text:soft-page-break/></text:p>
      <text:p text:style-name="P5"><text:a xlink:type="simple" xlink:href="https://chartbeat.com/‎" office:target-frame-name="_blank" xlink:show="new" text:style-name="Internet_20_link" text:visited-style-name="Visited_20_Internet_20_Link"><text:span text:style-name="T1">Chartbeat</text:span></text:a><text:span text:style-name="T3"> </text:span><text:span text:style-name="T2">is a premium web analytics platform for publishers and media content creators that allows them to get live, real-time data about their website performance. You can learn who is on your site and how they are engaging with your content, along with what content is converting first time visitors into loyal enthusiasts. You’ll also get insights into referrers, return rates, and recirculation. Pricing, depending on the features you need and concurrent users on your website, begins at $9.99 per month.</text:span> </text:p>
      <text:p text:style-name="P5"/>
      <text:p text:style-name="P5"/>
      <text:p text:style-name="P5"/>
      <text:p text:style-name="P5"><text:a xlink:type="simple" xlink:href="http://foxmetrics.com/" office:target-frame-name="_blank" xlink:show="new" text:style-name="Internet_20_link" text:visited-style-name="Visited_20_Internet_20_Link"><text:span text:style-name="T1">FoxMetrics</text:span></text:a><text:span text:style-name="T3"> </text:span><text:span text:style-name="T2">is a premium web analytics platform that tracks the interactions of your customers with your website or mobile applications in realtime, providing actionable metrics to help you increase conversions. Included are page views, customer events, unique visits, visitors, files, bounce rates, exit rates, and other actionable KPIs. Pricing starts at $20 per month.</text:span> </text:p>
      <text:p text:style-name="P5"/>
      <text:p text:style-name="P5"/>
      <text:p text:style-name="P5"/>
      <text:p text:style-name="P5"><text:span text:style-name="T3"> </text:span><text:span text:style-name="T2">If you are using the HubSpot inbound marketing software, you will get access to their </text:span><text:a xlink:type="simple" xlink:href="http://www.hubspot.com/products/analytics" office:target-frame-name="_blank" xlink:show="new" text:style-name="Internet_20_link" text:visited-style-name="Visited_20_Internet_20_Link"><text:span text:style-name="T1">web analytics platform</text:span></text:a><text:span text:style-name="T3"> </text:span><text:span text:style-name="T2">included in your plan. Their analytics are people-centric and offer integrated multi-channel view, full-funnel analytics, goals, and predictive tools. You can get clear insights from the sources report (how people discover your company), the contacts report (rich data on every individual contact in your database), the conversion assists report (identify influential pages on your website), and the events report (analyzes critical pre-cursors to important website events). You’ll also have integrated analytics for your landing pages, email, calls-to-action, and individual page performance. Pricing for their software starts at $200 per month.</text:span> </text:p>
      <text:p text:style-name="P5"/>
      <text:p text:style-name="P5"><text:soft-page-break/></text:p>
      <text:p text:style-name="P5"/>
      <text:h text:style-name="P7" text:outline-level="3">Beyond Web Analytics</text:h>
      <text:p text:style-name="P3">Want to go beyond standard website analytics? Here are an additional seven analytics tools that allow you to learn more about your visitors using heat maps, click analytics, and competitive data.</text:p>
      <text:list xml:id="list4925179149329637510" text:style-name="L1">
        <text:list-item>
          <text:p text:style-name="P4"><text:a xlink:type="simple" xlink:href="http://www.crazyegg.com/" office:target-frame-name="_blank" xlink:show="new" text:style-name="Internet_20_link" text:visited-style-name="Visited_20_Internet_20_Link"><text:span text:style-name="T1">CrazyEgg</text:span></text:a><text:span text:style-name="T2"> – Crazy Egg heatmap lets you collect more than 88% of the data you would using a traditional eye-tracking process. Pricing starts at $9 per month.</text:span></text:p>
        </text:list-item>
        <text:list-item>
          <text:p text:style-name="P6"><text:a xlink:type="simple" xlink:href="http://www.clickdensity.com/" office:target-frame-name="_blank" xlink:show="new" text:style-name="Internet_20_link" text:visited-style-name="Visited_20_Internet_20_Link"><text:span text:style-name="T1">Clickdensity</text:span></text:a><text:span text:style-name="T2"> – Clickdensity records the position of every click on a page, creating a virtual heat map of visitor activity – a valuable usability tool. Pricing starts at $100 per month.</text:span></text:p>
        </text:list-item>
        <text:list-item>
          <text:p text:style-name="P6"><text:a xlink:type="simple" xlink:href="http://www.heatsync.com/" office:target-frame-name="_blank" xlink:show="new" text:style-name="Internet_20_link" text:visited-style-name="Visited_20_Internet_20_Link"><text:span text:style-name="T1">HeatSync</text:span></text:a><text:span text:style-name="T2"> – HeatSync is a competitive analytics tool that gathers website visitor information, SEO details, social statistics and everything in between from the top sources of data on the Internet. Pricing starts at $22.45 per month.</text:span></text:p>
        </text:list-item>
        <text:list-item>
          <text:p text:style-name="P6"><text:a xlink:type="simple" xlink:href="https://www.seevolution.com/" office:target-frame-name="_blank" xlink:show="new" text:style-name="Internet_20_link" text:visited-style-name="Visited_20_Internet_20_Link"><text:span text:style-name="T1">Seevolution</text:span></text:a><text:span text:style-name="T2"> – Website heatmaps that let you see exactly what is being clicked on, and more importantly what isn’t, so you can make informed decisions to optimize your site and maximize conversion. Pricing starts at $29 per month.</text:span></text:p>
        </text:list-item>
        <text:list-item>
          <text:p text:style-name="P6"><text:a xlink:type="simple" xlink:href="https://www.inspectlet.com/" office:target-frame-name="_blank" xlink:show="new" text:style-name="Internet_20_link" text:visited-style-name="Visited_20_Internet_20_Link"><text:span text:style-name="T1">Inspectlet</text:span></text:a><text:span text:style-name="T2"> – Record and watch everything your visitors do to discover where visitors are getting confused and what is getting their attention. Pricing is free for one website and 100 recorded sessions, then starts at $9.99 per month for more active websites.</text:span></text:p>
        </text:list-item>
        <text:list-item>
          <text:p text:style-name="P6"><text:a xlink:type="simple" xlink:href="http://www.clicktale.com/" office:target-frame-name="_blank" xlink:show="new" text:style-name="Internet_20_link" text:visited-style-name="Visited_20_Internet_20_Link"><text:span text:style-name="T1">ClickTale</text:span></text:a><text:span text:style-name="T2"> – ClickTale allows you to visualize and measure in-page behavior, create delightful experiences, and grow conversions, engagement, and sales. Pricing is free for up to 5,000 recorded page views per month, and (according to third-party reviews) starts at $99 per month for more active websites.</text:span></text:p>
        </text:list-item>
        <text:list-item>
          <text:p text:style-name="P6"><text:a xlink:type="simple" xlink:href="http://mouseflow.com/" office:target-frame-name="_blank" xlink:show="new" text:style-name="Internet_20_link" text:visited-style-name="Visited_20_Internet_20_Link"><text:span text:style-name="T1">Mouseflow</text:span></text:a><text:span text:style-name="T2"> – Mouseflow lets you record website visitors and generate instant heat maps showing where they click, scroll, and pay attention. Pricing starts at $19 per month.</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OstrichSansBlack" svg:font-family="OstrichSansBlack,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7M31S</meta:editing-duration>
    <meta:editing-cycles>3</meta:editing-cycles>
    <meta:generator>OpenOffice/4.1.3$Win32 OpenOffice.org_project/413m1$Build-9783</meta:generator>
    <dc:date>2017-02-02T05:16:02.15</dc:date>
    <meta:document-statistic meta:table-count="0" meta:image-count="0" meta:object-count="0" meta:page-count="3" meta:paragraph-count="18" meta:word-count="892" meta:character-count="5643"/>
    <dc:creator>Matt Brittain</dc:creator>
    <meta:user-defined meta:name="Info 1"/>
    <meta:user-defined meta:name="Info 2"/>
    <meta:user-defined meta:name="Info 3"/>
    <meta:user-defined meta:name="Info 4"/>
  </office:meta>
</office:document-meta>
</file>